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22pt" officeooo:rsid="0012569d" officeooo:paragraph-rsid="0012569d" style:font-size-asian="22pt" style:font-size-complex="22pt"/>
    </style:style>
    <style:style style:name="P2" style:family="paragraph" style:parent-style-name="Text_20_body" style:list-style-name="L8">
      <loext:graphic-properties draw:fill="none"/>
      <style:paragraph-properties fo:line-height="115%" fo:background-color="transparent"/>
      <style:text-properties style:font-name="Liberation Sans" officeooo:paragraph-rsid="00204dbc"/>
    </style:style>
    <style:style style:name="P3" style:family="paragraph" style:parent-style-name="Text_20_body">
      <style:text-properties style:font-name="Liberation Sans" fo:language="en" fo:country="US" officeooo:rsid="001e8de1" officeooo:paragraph-rsid="001e8de1"/>
    </style:style>
    <style:style style:name="P4" style:family="paragraph" style:parent-style-name="Text_20_body">
      <style:paragraph-properties fo:text-align="justify" style:justify-single-word="false"/>
    </style:style>
    <style:style style:name="P5" style:family="paragraph" style:parent-style-name="Text_20_body" style:list-style-name="L8">
      <loext:graphic-properties draw:fill="none"/>
      <style:paragraph-properties fo:line-height="115%" fo:background-color="transparent"/>
      <style:text-properties officeooo:paragraph-rsid="00204dbc"/>
    </style:style>
    <style:style style:name="P6" style:family="paragraph" style:parent-style-name="Text_20_body">
      <style:paragraph-properties fo:margin-top="0cm" fo:margin-bottom="0cm" loext:contextual-spacing="false"/>
      <style:text-properties style:font-name="Liberation Sans" officeooo:paragraph-rsid="00196faa"/>
    </style:style>
    <style:style style:name="P7" style:family="paragraph" style:parent-style-name="Text_20_body" style:list-style-name="L8">
      <loext:graphic-properties draw:fill="none"/>
      <style:paragraph-properties fo:margin-top="0cm" fo:margin-bottom="0cm" loext:contextual-spacing="false" fo:line-height="115%" fo:background-color="transparent"/>
      <style:text-properties style:font-name="Liberation Sans" officeooo:paragraph-rsid="00204dbc"/>
    </style:style>
    <style:style style:name="P8" style:family="paragraph" style:parent-style-name="Text_20_body" style:list-style-name="L8">
      <loext:graphic-properties draw:fill="none"/>
      <style:paragraph-properties fo:margin-top="0cm" fo:margin-bottom="0.247cm" loext:contextual-spacing="false" fo:line-height="115%" fo:background-color="transparent"/>
      <style:text-properties style:font-name="Liberation Sans" officeooo:paragraph-rsid="001a133b"/>
    </style:style>
    <style:style style:name="P9" style:family="paragraph" style:parent-style-name="Text_20_body" style:list-style-name="L8">
      <loext:graphic-properties draw:fill="none"/>
      <style:paragraph-properties fo:margin-top="0cm" fo:margin-bottom="0.247cm" loext:contextual-spacing="false" fo:line-height="115%" fo:background-color="transparent"/>
      <style:text-properties style:font-name="Liberation Sans" officeooo:paragraph-rsid="001d8a2a"/>
    </style:style>
    <style:style style:name="P10" style:family="paragraph" style:parent-style-name="Text_20_body" style:list-style-name="L8" style:master-page-name="">
      <loext:graphic-properties draw:fill="none"/>
      <style:paragraph-properties fo:margin-top="0cm" fo:margin-bottom="0.247cm" loext:contextual-spacing="false" fo:line-height="115%" style:page-number="auto" fo:background-color="transparent"/>
      <style:text-properties style:font-name="Liberation Sans" officeooo:paragraph-rsid="001a133b"/>
    </style:style>
    <style:style style:name="P11" style:family="paragraph" style:parent-style-name="Text_20_body" style:list-style-name="L8" style:master-page-name="">
      <loext:graphic-properties draw:fill="none"/>
      <style:paragraph-properties fo:line-height="115%" style:page-number="auto" fo:background-color="transparent"/>
      <style:text-properties style:font-name="Liberation Sans" officeooo:paragraph-rsid="00204dbc"/>
    </style:style>
    <style:style style:name="P12" style:family="paragraph" style:parent-style-name="Heading_20_3">
      <style:text-properties style:font-name="Liberation Sans"/>
    </style:style>
    <style:style style:name="P13" style:family="paragraph" style:parent-style-name="Heading_20_3">
      <style:text-properties style:font-name="Liberation Sans" officeooo:paragraph-rsid="001da188"/>
    </style:style>
    <style:style style:name="P14" style:family="paragraph" style:parent-style-name="Heading_20_3">
      <style:paragraph-properties fo:text-align="justify" style:justify-single-word="false"/>
      <style:text-properties style:font-name="Liberation Sans" fo:font-size="12pt" fo:font-weight="normal" officeooo:paragraph-rsid="001da188" style:font-size-asian="12pt" style:font-weight-asian="normal" style:font-size-complex="12pt" style:font-weight-complex="normal"/>
    </style:style>
    <style:style style:name="P15" style:family="paragraph" style:parent-style-name="Heading_20_3">
      <style:text-properties style:font-name="Liberation Sans" fo:font-size="14pt" officeooo:paragraph-rsid="001da188" style:font-size-asian="14pt" style:font-size-complex="14pt"/>
    </style:style>
    <style:style style:name="T1" style:family="text">
      <style:text-properties style:font-name="Liberation Sans"/>
    </style:style>
    <style:style style:name="T2" style:family="text">
      <style:text-properties style:font-name="Liberation Sans" fo:language="en" fo:country="US"/>
    </style:style>
    <style:style style:name="T3" style:family="text">
      <style:text-properties style:font-name="Liberation Sans" fo:language="en" fo:country="US" officeooo:rsid="00204dbc"/>
    </style:style>
    <style:style style:name="T4" style:family="text">
      <style:text-properties style:font-name="Liberation Sans" officeooo:rsid="001da188"/>
    </style:style>
    <style:style style:name="T5" style:family="text">
      <style:text-properties fo:color="#0e101a" style:font-name="Liberation Sans" fo:language="en" fo:country="US" fo:background-color="transparent" loext:char-shading-value="0"/>
    </style:style>
    <style:style style:name="T6" style:family="text">
      <style:text-properties fo:color="#0e101a" style:font-name="Liberation Sans" fo:language="en" fo:country="US" officeooo:rsid="00204dbc" fo:background-color="transparent" loext:char-shading-value="0"/>
    </style:style>
    <style:style style:name="T7" style:family="text">
      <style:text-properties officeooo:rsid="001423a5"/>
    </style:style>
    <style:style style:name="T8" style:family="text">
      <style:text-properties officeooo:rsid="00196faa"/>
    </style:style>
    <style:style style:name="T9" style:family="text">
      <style:text-properties fo:font-style="normal" style:font-style-asian="normal" style:font-style-complex="normal"/>
    </style:style>
    <style:style style:name="T10" style:family="text">
      <style:text-properties officeooo:rsid="0019774f"/>
    </style:style>
    <style:style style:name="T11" style:family="text">
      <style:text-properties officeooo:rsid="001da188"/>
    </style:style>
    <style:style style:name="T12" style:family="text">
      <style:text-properties fo:font-size="14pt" officeooo:rsid="001423a5" style:font-size-asian="14pt" style:font-size-complex="14pt"/>
    </style:style>
    <style:style style:name="T13" style:family="text">
      <style:text-properties fo:font-size="14pt" officeooo:rsid="0012569d" style:font-size-asian="14pt" style:font-size-complex="14pt"/>
    </style:style>
    <style:style style:name="T14" style:family="text">
      <style:text-properties fo:font-size="14pt" fo:font-weight="bold" officeooo:rsid="001da188" style:font-size-asian="14pt" style:font-weight-asian="bold" style:font-size-complex="14pt" style:font-weight-complex="bold"/>
    </style:style>
    <style:style style:name="T15" style:family="text">
      <style:text-properties fo:font-size="14pt" fo:font-weight="bold" officeooo:rsid="00204dbc"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fo:font-weight="bold" officeooo:rsid="001da188" style:font-weight-asian="bold" style:font-weight-complex="bold"/>
    </style:style>
    <style:style style:name="T18" style:family="text">
      <style:text-properties fo:font-weight="bold" officeooo:rsid="00204dbc" style:font-weight-asian="bold" style:font-weight-complex="bold"/>
    </style:style>
    <style:style style:name="T19" style:family="text">
      <style:text-properties officeooo:rsid="00204dbc"/>
    </style:style>
    <style:style style:name="T20" style:family="text">
      <style:text-properties officeooo:rsid="0012569d"/>
    </style:style>
    <style:style style:name="T21" style:family="text">
      <style:text-properties fo:font-size="20pt" fo:font-weight="bold" style:font-size-asian="20pt" style:font-weight-asian="bold" style:font-size-complex="20pt" style:font-weight-complex="bold"/>
    </style:style>
    <style:style style:name="T22" style:family="text">
      <style:text-properties fo:font-size="20pt" fo:font-weight="bold" officeooo:rsid="00204dbc" style:font-size-asian="20pt" style:font-weight-asian="bold" style:font-size-complex="20pt" style:font-weight-complex="bold"/>
    </style:style>
    <style:style style:name="T23" style:family="text">
      <style:text-properties fo:font-size="20pt" fo:font-weight="bold" officeooo:rsid="001da188" style:font-size-asian="20pt" style:font-weight-asian="bold" style:font-size-complex="20pt" style:font-weight-complex="bold"/>
    </style:style>
    <style:style style:name="T24" style:family="text">
      <style:text-properties officeooo:rsid="0021a50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071cm" fo:text-indent="-0.635cm" fo:margin-left="1.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2">Covid-19</text:span><text:span text:style-name="T21"> Dashboard </text:span><text:span text:style-name="T23">Exercise</text:span><text:span text:style-name="T17"> </text:span><text:span text:style-name="T15">[Bernardo Martelli]</text:span></text:p>
      <text:h text:style-name="P15" text:outline-level="3"><text:span text:style-name="T7">1. Introduction</text:span></text:h>
      <text:h text:style-name="P14" text:outline-level="3"><text:span text:style-name="T5">Since the outburst of Corona, back in January and February 2020, I had in mind the realization, together with a friend, of a dashboard showing some data referring to COVID </text:span><text:span text:style-name="T6">19</text:span><text:span text:style-name="T5">. We made a simplified one, when COVID-API's were not yet available, using data from the World Health Organization. The information displayed was not updated automatically. Later many websites have appeared showing the number of deaths and the number of infections per country on a map, and API's are now available. So I want to make a simplified Dashboard to show the number of victims of COVID, divided per country. I do understand that the idea is not novel. Nor it is meant to be a tool to help the community. My only reason is exclusively to learn to work with React/Redux, to learn how to present data graphically and to learn how to fetch information from an API.</text:span></text:h>
      <text:h text:style-name="P13" text:outline-level="3">2. Expected List of Features</text:h>
      <text:p text:style-name="P4"><text:span text:style-name="T2">A map of countries with overlapping symbols showing, when hovered, how many casualties or infections there are per country. Alternatively, the user could select one of the symbols that reveal</text:span><text:span text:style-name="T3">s</text:span><text:span text:style-name="T2"> the numbers for that country. He/she should have a clear overview of the current updated situation.</text:span></text:p>
      <text:h text:style-name="P12" text:outline-level="3">3. Market Survey</text:h>
      <text:p text:style-name="P3">Compared to these projects, mine will be more simple and compact.</text:p>
      <text:list xml:id="list1898670742" text:style-name="L8">
        <text:list-item>
          <text:p text:style-name="P10"><text:a xlink:type="simple" xlink:href="https://coronavirus.jhu.edu/map.html" text:style-name="Internet_20_link" text:visited-style-name="Visited_20_Internet_20_Link">https://coronavirus.jhu.edu/map.html</text:a> </text:p>
        </text:list-item>
        <text:list-item>
          <text:p text:style-name="P8"><text:a xlink:type="simple" xlink:href="https://covid19map.org/" text:style-name="Internet_20_link" text:visited-style-name="Visited_20_Internet_20_Link">https://covid19map.org/</text:a> </text:p>
        </text:list-item>
        <text:list-item>
          <text:p text:style-name="P8"><text:a xlink:type="simple" xlink:href="https://covid19.health/" text:style-name="Internet_20_link" text:visited-style-name="Visited_20_Internet_20_Link">https://covid19.health/</text:a> </text:p>
        </text:list-item>
        <text:list-item>
          <text:p text:style-name="P9"><text:a xlink:type="simple" xlink:href="https://github.com/stevenliuyi/covid19" text:style-name="Internet_20_link" text:visited-style-name="Visited_20_Internet_20_Link">https://github.com/stevenliuyi/covid19</text:a> </text:p>
        </text:list-item>
        <text:list-item>
          <text:p text:style-name="P8"><text:a xlink:type="simple" xlink:href="https://the2019ncov.com/" text:style-name="Internet_20_link" text:visited-style-name="Visited_20_Internet_20_Link">https://the2019ncov.com/</text:a> </text:p>
        </text:list-item>
        <text:list-item>
          <text:p text:style-name="P8"><text:a xlink:type="simple" xlink:href="https://covidtracking.app/" text:style-name="Internet_20_link" text:visited-style-name="Visited_20_Internet_20_Link">https://covidtracking.app/</text:a> </text:p>
        </text:list-item>
        <text:list-item>
          <text:p text:style-name="P8"><text:a xlink:type="simple" xlink:href="https://covid19map.io/" text:style-name="Internet_20_link" text:visited-style-name="Visited_20_Internet_20_Link">https://covid19map.io/</text:a> </text:p>
        </text:list-item>
      </text:list>
      <text:h text:style-name="P12" text:outline-level="3">4. References</text:h>
      <text:p text:style-name="P6"/>
      <text:list xml:id="list150944873314072" text:continue-numbering="true" text:style-name="L8">
        <text:list-item>
          <text:p text:style-name="P11"><text:span text:style-name="T11">COVID-19 Dashboard by Johns Hopkins University [</text:span><text:a xlink:type="simple" xlink:href="https://coronavirus.jhu.edu/map.html" text:style-name="Internet_20_link" text:visited-style-name="Visited_20_Internet_20_Link"><text:span text:style-name="T11">https://coronavirus.jhu.edu/map.html</text:span></text:a><text:span text:style-name="T11">]</text:span></text:p>
        </text:list-item>
        <text:list-item>
          <text:p text:style-name="P7"><text:span text:style-name="T8">To</text:span>ol to track the spread of <text:span text:style-name="T24">C</text:span>oronavirus <text:span text:style-name="T19">[</text:span><text:a xlink:type="simple" xlink:href="https://covidly.com/" text:style-name="Internet_20_link" text:visited-style-name="Visited_20_Internet_20_Link"><text:span text:style-name="T19">https://covidly.com/</text:span></text:a><text:span text:style-name="T19">]</text:span></text:p>
        </text:list-item>
        <text:list-item>
          <text:p text:style-name="P2"><text:span text:style-name="T8">P</text:span>opular <text:span text:style-name="T24">C</text:span><text:span text:style-name="Emphasis"><text:span text:style-name="T9">oronavirus</text:span></text:span> tracking site <text:span text:style-name="T19">[</text:span><text:a xlink:type="simple" xlink:href="https://ncov2019.live/" text:style-name="Internet_20_link" text:visited-style-name="Visited_20_Internet_20_Link"><text:span text:style-name="T19">https://ncov2019.live/</text:span></text:a><text:span text:style-name="T19">]</text:span></text:p>
        </text:list-item>
        <text:list-item>
          <text:p text:style-name="P2">COVID-19: <text:span text:style-name="T11">WHO page [</text:span><text:a xlink:type="simple" xlink:href="https://www.who.int/health-topics/coronavirus#tab=tab_1" text:style-name="Internet_20_link" text:visited-style-name="Visited_20_Internet_20_Link"><text:span text:style-name="T11">https://www.who.int/health-topics/coronavirus#tab=tab_1</text:span></text:a><text:span text:style-name="T11">]</text:span></text:p>
        </text:list-item>
        <text:list-item>
          <text:p text:style-name="P2"><text:span text:style-name="T10">Redux Crash Course with React [</text:span><text:a xlink:type="simple" xlink:href="https://www.youtube.com/watch?v=93p3LxR9xfM" text:style-name="Internet_20_link" text:visited-style-name="Visited_20_Internet_20_Link"><text:span text:style-name="T10">https://www.youtube.com/watch?v=93p3LxR9xfM</text:span></text:a><text:span text:style-name="T10">]</text:span></text:p>
        </text:list-item>
        <text:list-item>
          <text:p text:style-name="P5"><text:span text:style-name="T4">Free API data for Coronavirus [</text:span><text:a xlink:type="simple" xlink:href="https://covid19api.com/" text:style-name="Internet_20_link" text:visited-style-name="Visited_20_Internet_20_Link"><text:span text:style-name="T4">https://covid19api.com/</text:span></text:a><text:span text:style-name="T4">]</text:span><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nl" fo:country="B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4T09:35:25.688712961</meta:creation-date>
    <dc:date>2020-07-24T15:09:42.892478469</dc:date>
    <meta:editing-duration>PT45M</meta:editing-duration>
    <meta:editing-cycles>8</meta:editing-cycles>
    <meta:generator>LibreOffice/6.0.7.3$Linux_X86_64 LibreOffice_project/00m0$Build-3</meta:generator>
    <meta:document-statistic meta:table-count="0" meta:image-count="0" meta:object-count="0" meta:page-count="1" meta:paragraph-count="21" meta:word-count="279" meta:character-count="1944" meta:non-whitespace-character-count="1691"/>
  </office:meta>
</office:document-meta>
</file>